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style:line-spacing="0.028in" fo:text-align="start" style:justify-single-word="false" fo:orphans="0" fo:widows="1" fo:text-indent="0in" style:auto-text-indent="false" fo:padding="0in" fo:border="none"/>
      <style:text-properties fo:color="#000000" style:font-name="Arial" fo:font-size="10pt"/>
    </style:style>
    <style:style style:name="P2" style:family="paragraph" style:parent-style-name="Standard">
      <style:paragraph-properties fo:margin-left="0in" fo:margin-right="0in" fo:margin-top="0in" fo:margin-bottom="0.0835in" loext:contextual-spacing="false" style:line-spacing="0.0555in" fo:text-align="start" style:justify-single-word="false" fo:orphans="0" fo:widows="1" fo:text-indent="0in" style:auto-text-indent="false" fo:padding="0in" fo:border="none"/>
      <style:text-properties fo:color="#000000" style:font-name="Arial" fo:font-size="18pt" fo:font-weight="bold"/>
    </style:style>
    <style:style style:name="P3" style:family="paragraph" style:parent-style-name="Standard">
      <style:paragraph-properties fo:margin-left="0in" fo:margin-right="0in" fo:margin-top="0in" fo:margin-bottom="0.0835in" loext:contextual-spacing="false" style:line-spacing="0.0555in" fo:text-align="center" style:justify-single-word="false" fo:orphans="0" fo:widows="1" fo:text-indent="0in" style:auto-text-indent="false" fo:padding="0in" fo:border="none"/>
      <style:text-properties fo:color="#000000" style:font-name="Arial" fo:font-size="18pt" fo:font-weight="bold"/>
    </style:style>
    <style:style style:name="P4" style:family="paragraph" style:parent-style-name="Standard">
      <style:paragraph-properties fo:margin-left="0in" fo:margin-right="0in" fo:margin-top="0.1665in" fo:margin-bottom="0.0835in" loext:contextual-spacing="false" style:line-spacing="0.0555in" fo:text-align="start" style:justify-single-word="false" fo:orphans="0" fo:widows="1" fo:text-indent="0in" style:auto-text-indent="false" fo:padding="0in" fo:border="none"/>
      <style:text-properties fo:color="#000000" style:font-name="Arial" fo:font-size="14pt" fo:font-weight="bold"/>
    </style:style>
    <style:style style:name="P5" style:family="paragraph" style:parent-style-name="Standard">
      <style:paragraph-properties style:line-spacing="0.25in"/>
    </style:style>
    <style:style style:name="P6" style:family="paragraph" style:parent-style-name="Standard">
      <style:paragraph-properties style:line-spacing="0.05in"/>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list-style-name="L27"/>
    <style:style style:name="P34" style:family="paragraph" style:parent-style-name="Standard" style:list-style-name="L28"/>
    <style:style style:name="P35" style:family="paragraph" style:parent-style-name="Standard" style:list-style-name="L29"/>
    <text:list-style style:name="L1">
      <text:list-level-style-bullet text:level="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6945in" fo:text-indent="-0.6945in" fo:margin-left="0.6945in"/>
        </style:list-level-properties>
      </text:list-level-style-bullet>
      <text:list-level-style-bullet text:level="2" text:bullet-char="▪">
        <style:list-level-properties text:list-level-position-and-space-mode="label-alignment">
          <style:list-level-label-alignment text:label-followed-by="listtab" text:list-tab-stop-position="0.9445in" fo:text-indent="-0.6945in" fo:margin-left="0.9445in"/>
        </style:list-level-properties>
      </text:list-level-style-bullet>
      <text:list-level-style-bullet text:level="3" text:bullet-char="▪">
        <style:list-level-properties text:list-level-position-and-space-mode="label-alignment">
          <style:list-level-label-alignment text:label-followed-by="listtab" text:list-tab-stop-position="1.1945in" fo:text-indent="-0.6945in" fo:margin-left="1.1945in"/>
        </style:list-level-properties>
      </text:list-level-style-bullet>
      <text:list-level-style-bullet text:level="4" text:bullet-char="▪">
        <style:list-level-properties text:list-level-position-and-space-mode="label-alignment">
          <style:list-level-label-alignment text:label-followed-by="listtab" text:list-tab-stop-position="1.4445in" fo:text-indent="-0.6945in" fo:margin-left="1.4445in"/>
        </style:list-level-properties>
      </text:list-level-style-bullet>
      <text:list-level-style-bullet text:level="5" text:bullet-char="▪">
        <style:list-level-properties text:list-level-position-and-space-mode="label-alignment">
          <style:list-level-label-alignment text:label-followed-by="listtab" text:list-tab-stop-position="1.6945in" fo:text-indent="-0.6945in" fo:margin-left="1.6945in"/>
        </style:list-level-properties>
      </text:list-level-style-bullet>
      <text:list-level-style-bullet text:level="6" text:bullet-char="▪">
        <style:list-level-properties text:list-level-position-and-space-mode="label-alignment">
          <style:list-level-label-alignment text:label-followed-by="listtab" text:list-tab-stop-position="1.9445in" fo:text-indent="-0.6945in" fo:margin-left="1.9445in"/>
        </style:list-level-properties>
      </text:list-level-style-bullet>
      <text:list-level-style-bullet text:level="7" text:bullet-char="▪">
        <style:list-level-properties text:list-level-position-and-space-mode="label-alignment">
          <style:list-level-label-alignment text:label-followed-by="listtab" text:list-tab-stop-position="2.1945in" fo:text-indent="-0.6945in" fo:margin-left="2.1945in"/>
        </style:list-level-properties>
      </text:list-level-style-bullet>
      <text:list-level-style-bullet text:level="8" text:bullet-char="▪">
        <style:list-level-properties text:list-level-position-and-space-mode="label-alignment">
          <style:list-level-label-alignment text:label-followed-by="listtab" text:list-tab-stop-position="2.4445in" fo:text-indent="-0.6945in" fo:margin-left="2.4445in"/>
        </style:list-level-properties>
      </text:list-level-style-bullet>
      <text:list-level-style-bullet text:level="9" text:bullet-char="▪">
        <style:list-level-properties text:list-level-position-and-space-mode="label-alignment">
          <style:list-level-label-alignment text:label-followed-by="listtab" text:list-tab-stop-position="2.6945in" fo:text-indent="-0.6945in" fo:margin-left="2.6945in"/>
        </style:list-level-properties>
      </text:list-level-style-bullet>
      <text:list-level-style-bullet text:level="10" text:bullet-char="▪">
        <style:list-level-properties text:list-level-position-and-space-mode="label-alignment">
          <style:list-level-label-alignment text:label-followed-by="listtab" text:list-tab-stop-position="2.9445in" fo:text-indent="-0.6945in" fo:margin-left="2.9445in"/>
        </style:list-level-properties>
      </text:list-level-style-bullet>
    </text:list-style>
    <text:list-style style:name="L4">
      <text:list-level-style-number text:level="1" style:num-prefix=" RESOLVED:" style:num-suffix=" " style:num-format="">
        <style:list-level-properties text:list-level-position-and-space-mode="label-alignment">
          <style:list-level-label-alignment text:label-followed-by="listtab" text:list-tab-stop-position="1.111in" fo:text-indent="-1.111in" fo:margin-left="1.111in"/>
        </style:list-level-properties>
      </text:list-level-style-number>
      <text:list-level-style-number text:level="2" style:num-prefix=" RESOLVED:" style:num-suffix=" " style:num-format="">
        <style:list-level-properties text:list-level-position-and-space-mode="label-alignment">
          <style:list-level-label-alignment text:label-followed-by="listtab" text:list-tab-stop-position="1.361in" fo:text-indent="-1.111in" fo:margin-left="1.361in"/>
        </style:list-level-properties>
      </text:list-level-style-number>
      <text:list-level-style-number text:level="3" style:num-prefix=" RESOLVED:" style:num-suffix=" " style:num-format="">
        <style:list-level-properties text:list-level-position-and-space-mode="label-alignment">
          <style:list-level-label-alignment text:label-followed-by="listtab" text:list-tab-stop-position="1.611in" fo:text-indent="-1.111in" fo:margin-left="1.611in"/>
        </style:list-level-properties>
      </text:list-level-style-number>
      <text:list-level-style-number text:level="4" style:num-prefix=" RESOLVED:" style:num-suffix=" " style:num-format="">
        <style:list-level-properties text:list-level-position-and-space-mode="label-alignment">
          <style:list-level-label-alignment text:label-followed-by="listtab" text:list-tab-stop-position="1.861in" fo:text-indent="-1.111in" fo:margin-left="1.861in"/>
        </style:list-level-properties>
      </text:list-level-style-number>
      <text:list-level-style-number text:level="5" style:num-prefix=" RESOLVED:" style:num-suffix=" " style:num-format="">
        <style:list-level-properties text:list-level-position-and-space-mode="label-alignment">
          <style:list-level-label-alignment text:label-followed-by="listtab" text:list-tab-stop-position="2.111in" fo:text-indent="-1.111in" fo:margin-left="2.111in"/>
        </style:list-level-properties>
      </text:list-level-style-number>
      <text:list-level-style-number text:level="6" style:num-prefix=" RESOLVED:" style:num-suffix=" " style:num-format="">
        <style:list-level-properties text:list-level-position-and-space-mode="label-alignment">
          <style:list-level-label-alignment text:label-followed-by="listtab" text:list-tab-stop-position="2.361in" fo:text-indent="-1.111in" fo:margin-left="2.361in"/>
        </style:list-level-properties>
      </text:list-level-style-number>
      <text:list-level-style-number text:level="7" style:num-prefix=" RESOLVED:" style:num-suffix=" " style:num-format="">
        <style:list-level-properties text:list-level-position-and-space-mode="label-alignment">
          <style:list-level-label-alignment text:label-followed-by="listtab" text:list-tab-stop-position="2.611in" fo:text-indent="-1.111in" fo:margin-left="2.611in"/>
        </style:list-level-properties>
      </text:list-level-style-number>
      <text:list-level-style-number text:level="8" style:num-prefix=" RESOLVED:" style:num-suffix=" " style:num-format="">
        <style:list-level-properties text:list-level-position-and-space-mode="label-alignment">
          <style:list-level-label-alignment text:label-followed-by="listtab" text:list-tab-stop-position="2.861in" fo:text-indent="-1.111in" fo:margin-left="2.861in"/>
        </style:list-level-properties>
      </text:list-level-style-number>
      <text:list-level-style-number text:level="9" style:num-prefix=" RESOLVED:" style:num-suffix=" " style:num-format="">
        <style:list-level-properties text:list-level-position-and-space-mode="label-alignment">
          <style:list-level-label-alignment text:label-followed-by="listtab" text:list-tab-stop-position="3.111in" fo:text-indent="-1.111in" fo:margin-left="3.111in"/>
        </style:list-level-properties>
      </text:list-level-style-number>
      <text:list-level-style-number text:level="10" style:num-prefix=" RESOLVED:" style:num-suffix=" " style:num-format="">
        <style:list-level-properties text:list-level-position-and-space-mode="label-alignment">
          <style:list-level-label-alignment text:label-followed-by="listtab" text:list-tab-stop-position="3.361in" fo:text-indent="-1.111in" fo:margin-left="3.361in"/>
        </style:list-level-properties>
      </text:list-level-style-number>
    </text:list-style>
    <text:list-style style:name="L5">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style:num-suffix=":" style:num-format="a"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text:start-value="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style:num-suffix=":" style:num-format="A"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text:start-value="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i" text:start-value="0">
        <style:list-level-properties text:list-level-position-and-space-mode="label-alignment">
          <style:list-level-label-alignment text:label-followed-by="listtab" text:list-tab-stop-position="0.6945in" fo:text-indent="-0.6945in" fo:margin-left="0.6945in"/>
        </style:list-level-properties>
      </text:list-level-style-number>
      <text:list-level-style-number text:level="2" style:num-suffix=":" style:num-format="i" text:start-value="0">
        <style:list-level-properties text:list-level-position-and-space-mode="label-alignment">
          <style:list-level-label-alignment text:label-followed-by="listtab" text:list-tab-stop-position="0.9445in" fo:text-indent="-0.6945in" fo:margin-left="0.9445in"/>
        </style:list-level-properties>
      </text:list-level-style-number>
      <text:list-level-style-number text:level="3" style:num-suffix=":" style:num-format="i" text:start-value="0">
        <style:list-level-properties text:list-level-position-and-space-mode="label-alignment">
          <style:list-level-label-alignment text:label-followed-by="listtab" text:list-tab-stop-position="1.1945in" fo:text-indent="-0.6945in" fo:margin-left="1.1945in"/>
        </style:list-level-properties>
      </text:list-level-style-number>
      <text:list-level-style-number text:level="4" style:num-suffix=":" style:num-format="i" text:start-value="0">
        <style:list-level-properties text:list-level-position-and-space-mode="label-alignment">
          <style:list-level-label-alignment text:label-followed-by="listtab" text:list-tab-stop-position="1.4445in" fo:text-indent="-0.6945in" fo:margin-left="1.4445in"/>
        </style:list-level-properties>
      </text:list-level-style-number>
      <text:list-level-style-number text:level="5" style:num-suffix=":" style:num-format="i" text:start-value="0">
        <style:list-level-properties text:list-level-position-and-space-mode="label-alignment">
          <style:list-level-label-alignment text:label-followed-by="listtab" text:list-tab-stop-position="1.6945in" fo:text-indent="-0.6945in" fo:margin-left="1.6945in"/>
        </style:list-level-properties>
      </text:list-level-style-number>
      <text:list-level-style-number text:level="6" style:num-suffix=":" style:num-format="i" text:start-value="0">
        <style:list-level-properties text:list-level-position-and-space-mode="label-alignment">
          <style:list-level-label-alignment text:label-followed-by="listtab" text:list-tab-stop-position="1.9445in" fo:text-indent="-0.6945in" fo:margin-left="1.9445in"/>
        </style:list-level-properties>
      </text:list-level-style-number>
      <text:list-level-style-number text:level="7" style:num-suffix=":" style:num-format="i" text:start-value="0">
        <style:list-level-properties text:list-level-position-and-space-mode="label-alignment">
          <style:list-level-label-alignment text:label-followed-by="listtab" text:list-tab-stop-position="2.1945in" fo:text-indent="-0.6945in" fo:margin-left="2.1945in"/>
        </style:list-level-properties>
      </text:list-level-style-number>
      <text:list-level-style-number text:level="8" style:num-suffix=":" style:num-format="i" text:start-value="0">
        <style:list-level-properties text:list-level-position-and-space-mode="label-alignment">
          <style:list-level-label-alignment text:label-followed-by="listtab" text:list-tab-stop-position="2.4445in" fo:text-indent="-0.6945in" fo:margin-left="2.4445in"/>
        </style:list-level-properties>
      </text:list-level-style-number>
      <text:list-level-style-number text:level="9" style:num-suffix=":" style:num-format="i" text:start-value="0">
        <style:list-level-properties text:list-level-position-and-space-mode="label-alignment">
          <style:list-level-label-alignment text:label-followed-by="listtab" text:list-tab-stop-position="2.6945in" fo:text-indent="-0.6945in" fo:margin-left="2.6945in"/>
        </style:list-level-properties>
      </text:list-level-style-number>
      <text:list-level-style-number text:level="10" style:num-suffix=":" style:num-format="i" text:start-value="0">
        <style:list-level-properties text:list-level-position-and-space-mode="label-alignment">
          <style:list-level-label-alignment text:label-followed-by="listtab" text:list-tab-stop-position="2.9445in" fo:text-indent="-0.6945in" fo:margin-left="2.9445in"/>
        </style:list-level-properties>
      </text:list-level-style-number>
    </text:list-style>
    <text:list-style style:name="L9">
      <text:list-level-style-number text:level="1" style:num-suffix=":" style:num-format="I"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I"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I"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I"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I"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I"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I"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I" text:start-value="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I" text:start-value="0">
        <style:list-level-properties text:list-level-position-and-space-mode="label-alignment">
          <style:list-level-label-alignment text:label-followed-by="listtab" text:list-tab-stop-position="1.389in" fo:text-indent="-1.389in" fo:margin-left="1.389in"/>
        </style:list-level-properties>
      </text:list-level-style-number>
      <text:list-level-style-number text:level="2" style:num-suffix=":" style:num-format="I" text:start-value="0">
        <style:list-level-properties text:list-level-position-and-space-mode="label-alignment">
          <style:list-level-label-alignment text:label-followed-by="listtab" text:list-tab-stop-position="1.639in" fo:text-indent="-1.389in" fo:margin-left="1.639in"/>
        </style:list-level-properties>
      </text:list-level-style-number>
      <text:list-level-style-number text:level="3" style:num-suffix=":" style:num-format="I" text:start-value="0">
        <style:list-level-properties text:list-level-position-and-space-mode="label-alignment">
          <style:list-level-label-alignment text:label-followed-by="listtab" text:list-tab-stop-position="1.889in" fo:text-indent="-1.389in" fo:margin-left="1.889in"/>
        </style:list-level-properties>
      </text:list-level-style-number>
      <text:list-level-style-number text:level="4" style:num-suffix=":" style:num-format="I" text:start-value="0">
        <style:list-level-properties text:list-level-position-and-space-mode="label-alignment">
          <style:list-level-label-alignment text:label-followed-by="listtab" text:list-tab-stop-position="2.139in" fo:text-indent="-1.389in" fo:margin-left="2.139in"/>
        </style:list-level-properties>
      </text:list-level-style-number>
      <text:list-level-style-number text:level="5" style:num-suffix=":" style:num-format="I" text:start-value="0">
        <style:list-level-properties text:list-level-position-and-space-mode="label-alignment">
          <style:list-level-label-alignment text:label-followed-by="listtab" text:list-tab-stop-position="2.389in" fo:text-indent="-1.389in" fo:margin-left="2.389in"/>
        </style:list-level-properties>
      </text:list-level-style-number>
      <text:list-level-style-number text:level="6" style:num-suffix=":" style:num-format="I" text:start-value="0">
        <style:list-level-properties text:list-level-position-and-space-mode="label-alignment">
          <style:list-level-label-alignment text:label-followed-by="listtab" text:list-tab-stop-position="2.639in" fo:text-indent="-1.389in" fo:margin-left="2.639in"/>
        </style:list-level-properties>
      </text:list-level-style-number>
      <text:list-level-style-number text:level="7" style:num-suffix=":" style:num-format="I" text:start-value="0">
        <style:list-level-properties text:list-level-position-and-space-mode="label-alignment">
          <style:list-level-label-alignment text:label-followed-by="listtab" text:list-tab-stop-position="2.889in" fo:text-indent="-1.389in" fo:margin-left="2.889in"/>
        </style:list-level-properties>
      </text:list-level-style-number>
      <text:list-level-style-number text:level="8" style:num-suffix=":" style:num-format="I" text:start-value="0">
        <style:list-level-properties text:list-level-position-and-space-mode="label-alignment">
          <style:list-level-label-alignment text:label-followed-by="listtab" text:list-tab-stop-position="3.139in" fo:text-indent="-1.389in" fo:margin-left="3.139in"/>
        </style:list-level-properties>
      </text:list-level-style-number>
      <text:list-level-style-number text:level="9" style:num-suffix=":" style:num-format="I" text:start-value="0">
        <style:list-level-properties text:list-level-position-and-space-mode="label-alignment">
          <style:list-level-label-alignment text:label-followed-by="listtab" text:list-tab-stop-position="3.389in" fo:text-indent="-1.389in" fo:margin-left="3.389in"/>
        </style:list-level-properties>
      </text:list-level-style-number>
      <text:list-level-style-number text:level="10" style:num-suffix=":" style:num-format="I" text:start-value="0">
        <style:list-level-properties text:list-level-position-and-space-mode="label-alignment">
          <style:list-level-label-alignment text:label-followed-by="listtab" text:list-tab-stop-position="3.639in" fo:text-indent="-1.389in" fo:margin-left="3.639in"/>
        </style:list-level-properties>
      </text:list-level-style-number>
    </text:list-style>
    <text:list-style style:name="L11">
      <text:list-level-style-number text:level="1" style:num-prefix="(" style:num-suffix=")" style:num-format="a"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style:num-suffix=")" style:num-format="a"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style:num-suffix=")" style:num-format="a"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a"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a"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prefix="(" style:num-suffix=")" style:num-format="a"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prefix="(" style:num-suffix=")" style:num-format="a"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prefix="(" style:num-suffix=")" style:num-format="a"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prefix="(" style:num-suffix=")" style:num-format="a" text:start-value="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14">
      <text:list-level-style-number text:level="1" style:num-prefix=" RESOLVED:" style:num-suffix=" " style:num-format="">
        <style:list-level-properties text:list-level-position-and-space-mode="label-alignment">
          <style:list-level-label-alignment text:label-followed-by="listtab" text:list-tab-stop-position="1.111in" fo:text-indent="-1.111in" fo:margin-left="1.111in"/>
        </style:list-level-properties>
      </text:list-level-style-number>
      <text:list-level-style-number text:level="2" style:num-prefix=" RESOLVED:" style:num-suffix=" " style:num-format="">
        <style:list-level-properties text:list-level-position-and-space-mode="label-alignment">
          <style:list-level-label-alignment text:label-followed-by="listtab" text:list-tab-stop-position="1.361in" fo:text-indent="-1.111in" fo:margin-left="1.361in"/>
        </style:list-level-properties>
      </text:list-level-style-number>
      <text:list-level-style-number text:level="3" style:num-prefix=" RESOLVED:" style:num-suffix=" " style:num-format="">
        <style:list-level-properties text:list-level-position-and-space-mode="label-alignment">
          <style:list-level-label-alignment text:label-followed-by="listtab" text:list-tab-stop-position="1.611in" fo:text-indent="-1.111in" fo:margin-left="1.611in"/>
        </style:list-level-properties>
      </text:list-level-style-number>
      <text:list-level-style-number text:level="4" style:num-prefix=" RESOLVED:" style:num-suffix=" " style:num-format="">
        <style:list-level-properties text:list-level-position-and-space-mode="label-alignment">
          <style:list-level-label-alignment text:label-followed-by="listtab" text:list-tab-stop-position="1.861in" fo:text-indent="-1.111in" fo:margin-left="1.861in"/>
        </style:list-level-properties>
      </text:list-level-style-number>
      <text:list-level-style-number text:level="5" style:num-prefix=" RESOLVED:" style:num-suffix=" " style:num-format="">
        <style:list-level-properties text:list-level-position-and-space-mode="label-alignment">
          <style:list-level-label-alignment text:label-followed-by="listtab" text:list-tab-stop-position="2.111in" fo:text-indent="-1.111in" fo:margin-left="2.111in"/>
        </style:list-level-properties>
      </text:list-level-style-number>
      <text:list-level-style-number text:level="6" style:num-prefix=" RESOLVED:" style:num-suffix=" " style:num-format="">
        <style:list-level-properties text:list-level-position-and-space-mode="label-alignment">
          <style:list-level-label-alignment text:label-followed-by="listtab" text:list-tab-stop-position="2.361in" fo:text-indent="-1.111in" fo:margin-left="2.361in"/>
        </style:list-level-properties>
      </text:list-level-style-number>
      <text:list-level-style-number text:level="7" style:num-prefix=" RESOLVED:" style:num-suffix=" " style:num-format="">
        <style:list-level-properties text:list-level-position-and-space-mode="label-alignment">
          <style:list-level-label-alignment text:label-followed-by="listtab" text:list-tab-stop-position="2.611in" fo:text-indent="-1.111in" fo:margin-left="2.611in"/>
        </style:list-level-properties>
      </text:list-level-style-number>
      <text:list-level-style-number text:level="8" style:num-prefix=" RESOLVED:" style:num-suffix=" " style:num-format="">
        <style:list-level-properties text:list-level-position-and-space-mode="label-alignment">
          <style:list-level-label-alignment text:label-followed-by="listtab" text:list-tab-stop-position="2.861in" fo:text-indent="-1.111in" fo:margin-left="2.861in"/>
        </style:list-level-properties>
      </text:list-level-style-number>
      <text:list-level-style-number text:level="9" style:num-prefix=" RESOLVED:" style:num-suffix=" " style:num-format="">
        <style:list-level-properties text:list-level-position-and-space-mode="label-alignment">
          <style:list-level-label-alignment text:label-followed-by="listtab" text:list-tab-stop-position="3.111in" fo:text-indent="-1.111in" fo:margin-left="3.111in"/>
        </style:list-level-properties>
      </text:list-level-style-number>
      <text:list-level-style-number text:level="10" style:num-prefix=" RESOLVED:" style:num-suffix=" " style:num-format="">
        <style:list-level-properties text:list-level-position-and-space-mode="label-alignment">
          <style:list-level-label-alignment text:label-followed-by="listtab" text:list-tab-stop-position="3.361in" fo:text-indent="-1.111in" fo:margin-left="3.361in"/>
        </style:list-level-properties>
      </text:list-level-style-number>
    </text:list-style>
    <text:list-style style:name="L15">
      <text:list-level-style-number text:level="1" style:num-suffix=":" style:num-format="1"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16">
      <text:list-level-style-number text:level="1" style:num-suffix=":" style:num-format="a"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a"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a"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a"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a"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a"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a"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a"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a"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a"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17">
      <text:list-level-style-number text:level="1" style:num-suffix=":" style:num-format="A"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A"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A"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A"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A"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A"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A"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A"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A"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A"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18">
      <text:list-level-style-number text:level="1" style:num-suffix=":" style:num-format="i"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i"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i"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i"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i"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i"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i"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i"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i"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i"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19">
      <text:list-level-style-number text:level="1" style:num-suffix=":" style:num-format="I"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I"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I"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I"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I"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I"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I"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I"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I"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I"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0">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1">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2">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3">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4">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5">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6">
      <text:list-level-style-number text:level="1" style:num-format="" text:start-value="0">
        <style:list-level-properties text:list-level-position-and-space-mode="label-alignment">
          <style:list-level-label-alignment text:label-followed-by="listtab" text:list-tab-stop-position="0.278in" fo:text-indent="-0.278in" fo:margin-left="0.278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528in" fo:text-indent="-0.278in" fo:margin-left="0.528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0.778in" fo:text-indent="-0.278in" fo:margin-left="0.778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028in" fo:text-indent="-0.278in" fo:margin-left="1.028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278in" fo:text-indent="-0.278in" fo:margin-left="1.278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528in" fo:text-indent="-0.278in" fo:margin-left="1.528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1.778in" fo:text-indent="-0.278in" fo:margin-left="1.778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028in" fo:text-indent="-0.278in" fo:margin-left="2.028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278in" fo:text-indent="-0.278in" fo:margin-left="2.278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528in" fo:text-indent="-0.278in" fo:margin-left="2.528in"/>
        </style:list-level-properties>
      </text:list-level-style-number>
    </text:list-style>
    <text:list-style style:name="L2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8">
      <text:list-level-style-number text:level="1" style:num-format="" text:start-value="0">
        <style:list-level-properties text:list-level-position-and-space-mode="label-alignment">
          <style:list-level-label-alignment text:label-followed-by="listtab" text:list-tab-stop-position="0.6252in" fo:text-indent="-0.6252in" fo:margin-left="0.6252in"/>
        </style:list-level-properties>
      </text:list-level-style-number>
      <text:list-level-style-number text:level="2" style:num-suffix=":" style:num-format="" text:start-value="0">
        <style:list-level-properties text:list-level-position-and-space-mode="label-alignment">
          <style:list-level-label-alignment text:label-followed-by="listtab" text:list-tab-stop-position="0.8752in" fo:text-indent="-0.6252in" fo:margin-left="0.8752in"/>
        </style:list-level-properties>
      </text:list-level-style-number>
      <text:list-level-style-number text:level="3" style:num-suffix=":" style:num-format="" text:start-value="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4" style:num-suffix=":" style:num-format="" text:start-value="0">
        <style:list-level-properties text:list-level-position-and-space-mode="label-alignment">
          <style:list-level-label-alignment text:label-followed-by="listtab" text:list-tab-stop-position="1.3752in" fo:text-indent="-0.6252in" fo:margin-left="1.3752in"/>
        </style:list-level-properties>
      </text:list-level-style-number>
      <text:list-level-style-number text:level="5" style:num-suffix=":" style:num-format="" text:start-value="0">
        <style:list-level-properties text:list-level-position-and-space-mode="label-alignment">
          <style:list-level-label-alignment text:label-followed-by="listtab" text:list-tab-stop-position="1.6252in" fo:text-indent="-0.6252in" fo:margin-left="1.6252in"/>
        </style:list-level-properties>
      </text:list-level-style-number>
      <text:list-level-style-number text:level="6" style:num-suffix=":" style:num-format="" text:start-value="0">
        <style:list-level-properties text:list-level-position-and-space-mode="label-alignment">
          <style:list-level-label-alignment text:label-followed-by="listtab" text:list-tab-stop-position="1.8752in" fo:text-indent="-0.6252in" fo:margin-left="1.8752in"/>
        </style:list-level-properties>
      </text:list-level-style-number>
      <text:list-level-style-number text:level="7" style:num-suffix=":" style:num-format="" text:start-value="0">
        <style:list-level-properties text:list-level-position-and-space-mode="label-alignment">
          <style:list-level-label-alignment text:label-followed-by="listtab" text:list-tab-stop-position="2.1252in" fo:text-indent="-0.6252in" fo:margin-left="2.1252in"/>
        </style:list-level-properties>
      </text:list-level-style-number>
      <text:list-level-style-number text:level="8" style:num-suffix=":" style:num-format="" text:start-value="0">
        <style:list-level-properties text:list-level-position-and-space-mode="label-alignment">
          <style:list-level-label-alignment text:label-followed-by="listtab" text:list-tab-stop-position="2.3752in" fo:text-indent="-0.6252in" fo:margin-left="2.3752in"/>
        </style:list-level-properties>
      </text:list-level-style-number>
      <text:list-level-style-number text:level="9" style:num-suffix=":" style:num-format="" text:start-value="0">
        <style:list-level-properties text:list-level-position-and-space-mode="label-alignment">
          <style:list-level-label-alignment text:label-followed-by="listtab" text:list-tab-stop-position="2.6252in" fo:text-indent="-0.6252in" fo:margin-left="2.6252in"/>
        </style:list-level-properties>
      </text:list-level-style-number>
      <text:list-level-style-number text:level="10" style:num-suffix=":" style:num-format="" text:start-value="0">
        <style:list-level-properties text:list-level-position-and-space-mode="label-alignment">
          <style:list-level-label-alignment text:label-followed-by="listtab" text:list-tab-stop-position="2.8752in" fo:text-indent="-0.6252in" fo:margin-left="2.8752in"/>
        </style:list-level-properties>
      </text:list-level-style-number>
    </text:list-style>
    <text:list-style style:name="L2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lt;ul&gt;</text:span><text:span text:style-name="T3">, </text:span><text:span text:style-name="T4">&lt;ol&gt;</text:span><text:span text:style-name="T5">, and </text:span><text:span text:style-name="T6">&lt;li&gt;</text:span><text:span text:style-name="T7"> Tags Demo </text:span></text:p>
      <text:p text:style-name="P2"><text:span text:style-name="T8">Unordered lists</text:span></text:p>
      <text:p text:style-name="P4"><text:span text:style-name="T9">Multi-level</text:span></text:p>
      <text:list xml:id="list3101229394" text:style-name="L1">
        <text:list-item text:start-value="1">
          <text:p text:style-name="P7"><text:span text:style-name="T10">Welcome to RML 1</text:span></text:p>
          <text:list>
            <text:list-item text:start-value="1">
              <text:p text:style-name="P7"><text:span text:style-name="T11">unordered 1 - disc</text:span></text:p>
            </text:list-item>
            <text:list-item>
              <text:p text:style-name="P7"><text:span text:style-name="T12">unordered 2 - square</text:span></text:p>
              <text:list>
                <text:list-item text:start-value="1">
                  <text:p text:style-name="P7"><text:span text:style-name="T13">Unordered 2.2 - another one</text:span></text:p>
                </text:list-item>
                <text:list-item>
                  <text:p text:style-name="P7"><text:span text:style-name="T14">Unordered 2.3- another one</text:span></text:p>
                </text:list-item>
              </text:list>
            </text:list-item>
            <text:list-item>
              <text:p text:style-name="P7"><text:span text:style-name="T15">unordered 3 - diamond - no chance for per item style</text:span></text:p>
            </text:list-item>
            <text:list-item>
              <text:p text:style-name="P7"><text:span text:style-name="T16">unordered 4 - rarrowhead</text:span></text:p>
            </text:list-item>
            <text:list-item>
              <text:p text:style-name="P7"><text:span text:style-name="T17">unordered 5</text:span></text:p>
            </text:list-item>
            <text:list-item>
              <text:p text:style-name="P7"><text:span text:style-name="T18">unordered 6</text:span></text:p>
            </text:list-item>
            <text:list-item>
              <text:p text:style-name="P7"><text:span text:style-name="T19">unordered 3 - disc</text:span></text:p>
            </text:list-item>
            <text:list-item>
              <text:p text:style-name="P7"><text:span text:style-name="T20">unordered 4</text:span></text:p>
              <text:list>
                <text:list-item text:start-value="1">
                  <text:p text:style-name="P7"><text:span text:style-name="T21">Unordered - another now square styled</text:span></text:p>
                </text:list-item>
                <text:list-item>
                  <text:p text:style-name="P7"><text:span text:style-name="T22">changes also 2.2 and 2.3 to square</text:span></text:p>
                </text:list-item>
              </text:list>
            </text:list-item>
          </text:list>
        </text:list-item>
        <text:list-item>
          <text:p text:style-name="P7"><text:span text:style-name="T23">Welcome to RML 2</text:span></text:p>
        </text:list-item>
        <text:list-item>
          <text:p text:style-name="P7"><text:span text:style-name="T24">Welcome to RML 3</text:span></text:p>
        </text:list-item>
      </text:list>
      <text:p text:style-name="P4"><text:span text:style-name="T25">DiamondList</text:span></text:p>
      <text:p text:style-name="P1"><text:span text:style-name="T26">Diamond bullet</text:span></text:p>
      <text:list xml:id="list3588291476" text:style-name="L2">
        <text:list-item text:start-value="1">
          <text:p text:style-name="P8"><text:span text:style-name="T27">One</text:span></text:p>
        </text:list-item>
        <text:list-item>
          <text:p text:style-name="P8"><text:span text:style-name="T28">Two</text:span></text:p>
        </text:list-item>
        <text:list-item>
          <text:p text:style-name="P8"><text:span text:style-name="T29">Three</text:span></text:p>
        </text:list-item>
      </text:list>
      <text:p text:style-name="P4"><text:span text:style-name="T30">SquareList</text:span></text:p>
      <text:p text:style-name="P1"><text:span text:style-name="T31">Square bullets</text:span></text:p>
      <text:list xml:id="list4260589562" text:style-name="L3">
        <text:list-item text:start-value="1">
          <text:p text:style-name="P9"><text:span text:style-name="T32">One</text:span></text:p>
        </text:list-item>
        <text:list-item>
          <text:p text:style-name="P9"><text:span text:style-name="T33">Two</text:span></text:p>
        </text:list-item>
        <text:list-item>
          <text:p text:style-name="P9"><text:span text:style-name="T34">Three</text:span></text:p>
        </text:list-item>
      </text:list>
      <text:p text:style-name="P4"><text:span text:style-name="T35">Text bullets:</text:span></text:p>
      <text:list xml:id="list3026130671" text:style-name="L4">
        <text:list-item text:start-value="1">
          <text:p text:style-name="P10"><text:span text:style-name="T36">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10"><text:span text:style-name="T37">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10"><text:span text:style-name="T38">Ut feugiat dui eu erat dapibus congue. Aliquam feugiat suscipit tellus, sollicitudin </text:span><text:soft-page-break/><text:span text:style-name="T38">faucibus libero mattis ac. Sed ultrices diam at felis pretium, et vehicula arcu commodo. Maecenas fermentum ut elit ac dignissim. Cras sit amet turpis rutrum, ultricies urna eu, luctus ligula. </text:span></text:p>
        </text:list-item>
      </text:list>
      <text:p text:style-name="P2"><text:span text:style-name="T39">Ordered Lists</text:span></text:p>
      <text:p text:style-name="P4"><text:span text:style-name="T40">Number Types</text:span></text:p>
      <text:list xml:id="list2220553422" text:style-name="L5">
        <text:list-item text:start-value="1">
          <text:p text:style-name="P11"><text:span text:style-name="T41">One</text:span></text:p>
        </text:list-item>
        <text:list-item>
          <text:p text:style-name="P11"><text:span text:style-name="T42">Two</text:span></text:p>
        </text:list-item>
        <text:list-item>
          <text:p text:style-name="P11"><text:span text:style-name="T43">Three</text:span></text:p>
        </text:list-item>
      </text:list>
      <text:list xml:id="list907365667" text:style-name="L6">
        <text:list-item text:start-value="1">
          <text:p text:style-name="P12"><text:span text:style-name="T44">One</text:span></text:p>
        </text:list-item>
        <text:list-item>
          <text:p text:style-name="P12"><text:span text:style-name="T45">Two</text:span></text:p>
        </text:list-item>
        <text:list-item>
          <text:p text:style-name="P12"><text:span text:style-name="T46">Three</text:span></text:p>
        </text:list-item>
      </text:list>
      <text:list xml:id="list3352471958" text:style-name="L7">
        <text:list-item text:start-value="1">
          <text:p text:style-name="P13"><text:span text:style-name="T47">One</text:span></text:p>
        </text:list-item>
        <text:list-item>
          <text:p text:style-name="P13"><text:span text:style-name="T48">Two</text:span></text:p>
        </text:list-item>
        <text:list-item>
          <text:p text:style-name="P13"><text:span text:style-name="T49">Three</text:span></text:p>
        </text:list-item>
      </text:list>
      <text:list xml:id="list1306637303" text:style-name="L8">
        <text:list-item text:start-value="1">
          <text:p text:style-name="P14"><text:span text:style-name="T50">One</text:span></text:p>
        </text:list-item>
        <text:list-item>
          <text:p text:style-name="P14"><text:span text:style-name="T51">Two</text:span></text:p>
        </text:list-item>
        <text:list-item>
          <text:p text:style-name="P14"><text:span text:style-name="T52">Three</text:span></text:p>
        </text:list-item>
      </text:list>
      <text:list xml:id="list2666424754" text:style-name="L9">
        <text:list-item text:start-value="1">
          <text:p text:style-name="P15"><text:span text:style-name="T53">One</text:span></text:p>
        </text:list-item>
        <text:list-item>
          <text:p text:style-name="P15"><text:span text:style-name="T54">Two</text:span></text:p>
        </text:list-item>
        <text:list-item>
          <text:p text:style-name="P15"><text:span text:style-name="T55">Three</text:span></text:p>
        </text:list-item>
      </text:list>
      <text:p text:style-name="P1"><text:span text:style-name="T56">Use style to set bullet type.</text:span></text:p>
      <text:list xml:id="list2347470221" text:style-name="L10">
        <text:list-item text:start-value="1">
          <text:p text:style-name="P16"><text:span text:style-name="T57">One</text:span></text:p>
        </text:list-item>
        <text:list-item>
          <text:p text:style-name="P16"><text:span text:style-name="T58">Two</text:span></text:p>
        </text:list-item>
        <text:list-item>
          <text:p text:style-name="P16"><text:span text:style-name="T59">Three</text:span></text:p>
        </text:list-item>
      </text:list>
      <text:p text:style-name="P4"><text:span text:style-name="T60">MyEnum</text:span></text:p>
      <text:p text:style-name="P1"><text:span text:style-name="T61">Bullet format: Parenthesis around numbers</text:span></text:p>
      <text:list xml:id="list1976664857" text:style-name="L11">
        <text:list-item text:start-value="1">
          <text:p text:style-name="P17"><text:span text:style-name="T62">One</text:span></text:p>
        </text:list-item>
        <text:list-item>
          <text:p text:style-name="P17"><text:span text:style-name="T63">Two</text:span></text:p>
        </text:list-item>
        <text:list-item>
          <text:p text:style-name="P17"><text:span text:style-name="T64">Three</text:span></text:p>
        </text:list-item>
      </text:list>
      <text:p text:style-name="P1"><text:span text:style-name="T65">Multiple levels</text:span></text:p>
      <text:list xml:id="list2133327442" text:style-name="L12">
        <text:list-item text:start-value="1">
          <text:p text:style-name="P18"><text:span text:style-name="T66">Welcome to RML 1</text:span></text:p>
        </text:list-item>
        <text:list-item>
          <text:p text:style-name="P18"/>
          <text:list>
            <text:list-item text:start-value="1">
              <text:p text:style-name="P18"><text:span text:style-name="T67">Ordered 1</text:span></text:p>
            </text:list-item>
            <text:list-item>
              <text:p text:style-name="P18"><text:span text:style-name="T68">Ordered 2</text:span></text:p>
            </text:list-item>
            <text:list-item>
              <text:p text:style-name="P18"/>
              <text:list>
                <text:list-item text:start-value="1">
                  <text:p text:style-name="P18"><text:span text:style-name="T69">Ordered - another one</text:span></text:p>
                </text:list-item>
                <text:list-item>
                  <text:p text:style-name="P18"><text:span text:style-name="T70">Ordered - another one</text:span></text:p>
                </text:list-item>
                <text:list-item>
                  <text:p text:style-name="P18"/>
                  <text:list>
                    <text:list-item text:start-value="1">
                      <text:p text:style-name="P18"><text:span text:style-name="T71">Item 1</text:span></text:p>
                    </text:list-item>
                    <text:list-item>
                      <text:p text:style-name="P18"><text:span text:style-name="T72">Item 2</text:span></text:p>
                    </text:list-item>
                  </text:list>
                </text:list-item>
              </text:list>
            </text:list-item>
            <text:list-item>
              <text:p text:style-name="P18"><text:span text:style-name="T73">Ordered 3</text:span></text:p>
            </text:list-item>
            <text:list-item>
              <text:p text:style-name="P18"><text:span text:style-name="T74">Ordered 4</text:span></text:p>
            </text:list-item>
            <text:list-item>
              <text:p text:style-name="P18"><text:span text:style-name="T75">Ordered 5</text:span></text:p>
            </text:list-item>
            <text:list-item>
              <text:p text:style-name="P18"><text:soft-page-break/><text:span text:style-name="T76">Ordered 6</text:span></text:p>
            </text:list-item>
          </text:list>
        </text:list-item>
        <text:list-item>
          <text:p text:style-name="P18"><text:span text:style-name="T77">Welcome to RML 2</text:span></text:p>
        </text:list-item>
        <text:list-item>
          <text:p text:style-name="P18"><text:span text:style-name="T78">Welcome to RML 3</text:span></text:p>
        </text:list-item>
      </text:list>
      <text:list xml:id="list247463504" text:style-name="L13">
        <text:list-item text:start-value="1">
          <text:p text:style-name="P19"><text:span text:style-name="T79">FIRST:</text:span><text:tab/><text:span text:style-name="T80">Using the number caps</text:span></text:p>
          <text:p text:style-name="P19"/>
          <text:list text:style-name="L14">
            <text:list-item text:start-value="1">
              <text:p text:style-name="P20"><text:span text:style-name="T82">Nested resolution #1</text:span></text:p>
            </text:list-item>
            <text:list-item>
              <text:p text:style-name="P20"><text:span text:style-name="T84">Nested resolution #2</text:span></text:p>
            </text:list-item>
          </text:list>
        </text:list-item>
        <text:list-item>
          <text:p text:style-name="P19"><text:span text:style-name="T85">SECOND:</text:span><text:tab/><text:span text:style-name="T86">Top level all caps list again</text:span></text:p>
        </text:list-item>
      </text:list>
      <text:p text:style-name="P2"><text:span text:style-name="T87">Ordered List Bullet Types</text:span></text:p>
      <text:p text:style-name="P5"/>
      <text:p text:style-name="P4"><text:span text:style-name="T88">1</text:span></text:p>
      <text:list xml:id="list2987987237" text:style-name="L15">
        <text:list-item text:start-value="1">
          <text:p text:style-name="P21"><text:span text:style-name="T89">One</text:span></text:p>
        </text:list-item>
        <text:list-item>
          <text:p text:style-name="P21"><text:span text:style-name="T90">Two</text:span></text:p>
        </text:list-item>
        <text:list-item>
          <text:p text:style-name="P21"><text:span text:style-name="T91">Three</text:span></text:p>
        </text:list-item>
      </text:list>
      <text:p text:style-name="P5"/>
      <text:p text:style-name="P4"><text:span text:style-name="T92">a</text:span></text:p>
      <text:list xml:id="list2553388568" text:style-name="L16">
        <text:list-item text:start-value="1">
          <text:p text:style-name="P22"><text:span text:style-name="T93">One</text:span></text:p>
        </text:list-item>
        <text:list-item>
          <text:p text:style-name="P22"><text:span text:style-name="T94">Two</text:span></text:p>
        </text:list-item>
        <text:list-item>
          <text:p text:style-name="P22"><text:span text:style-name="T95">Three</text:span></text:p>
        </text:list-item>
      </text:list>
      <text:p text:style-name="P5"/>
      <text:p text:style-name="P4"><text:span text:style-name="T96">A</text:span></text:p>
      <text:list xml:id="list1422692335" text:style-name="L17">
        <text:list-item text:start-value="1">
          <text:p text:style-name="P23"><text:span text:style-name="T97">One</text:span></text:p>
        </text:list-item>
        <text:list-item>
          <text:p text:style-name="P23"><text:span text:style-name="T98">Two</text:span></text:p>
        </text:list-item>
        <text:list-item>
          <text:p text:style-name="P23"><text:span text:style-name="T99">Three</text:span></text:p>
        </text:list-item>
      </text:list>
      <text:p text:style-name="P5"/>
      <text:p text:style-name="P4"><text:span text:style-name="T100">i</text:span></text:p>
      <text:list xml:id="list1891908646" text:style-name="L18">
        <text:list-item text:start-value="1">
          <text:p text:style-name="P24"><text:span text:style-name="T101">One</text:span></text:p>
        </text:list-item>
        <text:list-item>
          <text:p text:style-name="P24"><text:span text:style-name="T102">Two</text:span></text:p>
        </text:list-item>
        <text:list-item>
          <text:p text:style-name="P24"><text:span text:style-name="T103">Three</text:span></text:p>
        </text:list-item>
      </text:list>
      <text:p text:style-name="P5"><text:soft-page-break/></text:p>
      <text:p text:style-name="P4"><text:span text:style-name="T104">I</text:span></text:p>
      <text:list xml:id="list657561829" text:style-name="L19">
        <text:list-item text:start-value="1">
          <text:p text:style-name="P25"><text:span text:style-name="T105">One</text:span></text:p>
        </text:list-item>
        <text:list-item>
          <text:p text:style-name="P25"><text:span text:style-name="T106">Two</text:span></text:p>
        </text:list-item>
        <text:list-item>
          <text:p text:style-name="P25"><text:span text:style-name="T107">Three</text:span></text:p>
        </text:list-item>
      </text:list>
      <text:p text:style-name="P5"/>
      <text:p text:style-name="P4"><text:span text:style-name="T108">l</text:span></text:p>
      <text:list xml:id="list76763493" text:style-name="L20">
        <text:list-item text:start-value="1">
          <text:p text:style-name="P26"><text:span text:style-name="T109">One:</text:span><text:tab/><text:span text:style-name="T110">One</text:span></text:p>
        </text:list-item>
        <text:list-item>
          <text:p text:style-name="P26"><text:span text:style-name="T111">Two:</text:span><text:tab/><text:span text:style-name="T112">Two</text:span></text:p>
        </text:list-item>
        <text:list-item>
          <text:p text:style-name="P26"><text:span text:style-name="T113">Three:</text:span><text:tab/><text:span text:style-name="T114">Three</text:span></text:p>
        </text:list-item>
      </text:list>
      <text:p text:style-name="P5"/>
      <text:p text:style-name="P4"><text:span text:style-name="T115">L</text:span></text:p>
      <text:list xml:id="list1616600304" text:style-name="L21">
        <text:list-item text:start-value="1">
          <text:p text:style-name="P27"><text:span text:style-name="T116">ONE:</text:span><text:tab/><text:span text:style-name="T117">One</text:span></text:p>
        </text:list-item>
        <text:list-item>
          <text:p text:style-name="P27"><text:span text:style-name="T118">TWO:</text:span><text:tab/><text:span text:style-name="T119">Two</text:span></text:p>
        </text:list-item>
        <text:list-item>
          <text:p text:style-name="P27"><text:span text:style-name="T120">THREE:</text:span><text:tab/><text:span text:style-name="T121">Three</text:span></text:p>
        </text:list-item>
      </text:list>
      <text:p text:style-name="P5"/>
      <text:p text:style-name="P4"><text:span text:style-name="T122">o</text:span></text:p>
      <text:list xml:id="list4231213388" text:style-name="L22">
        <text:list-item text:start-value="1">
          <text:p text:style-name="P28"><text:span text:style-name="T123">First:</text:span><text:tab/><text:span text:style-name="T124">One</text:span></text:p>
        </text:list-item>
        <text:list-item>
          <text:p text:style-name="P28"><text:span text:style-name="T125">Second:</text:span><text:tab/><text:span text:style-name="T126">Two</text:span></text:p>
        </text:list-item>
        <text:list-item>
          <text:p text:style-name="P28"><text:span text:style-name="T127">Third:</text:span><text:tab/><text:span text:style-name="T128">Three</text:span></text:p>
        </text:list-item>
      </text:list>
      <text:p text:style-name="P5"/>
      <text:p text:style-name="P4"><text:span text:style-name="T129">O</text:span></text:p>
      <text:list xml:id="list1185789494" text:style-name="L23">
        <text:list-item text:start-value="1">
          <text:p text:style-name="P29"><text:span text:style-name="T130">FIRST:</text:span><text:tab/><text:span text:style-name="T131">One</text:span></text:p>
        </text:list-item>
        <text:list-item>
          <text:p text:style-name="P29"><text:span text:style-name="T132">SECOND:</text:span><text:tab/><text:span text:style-name="T133">Two</text:span></text:p>
        </text:list-item>
        <text:list-item>
          <text:p text:style-name="P29"><text:span text:style-name="T134">THIRD:</text:span><text:tab/><text:span text:style-name="T135">Three</text:span></text:p>
        </text:list-item>
      </text:list>
      <text:p text:style-name="P5"/>
      <text:p text:style-name="P4"><text:soft-page-break/><text:span text:style-name="T136">r</text:span></text:p>
      <text:list xml:id="list4240933009" text:style-name="L24">
        <text:list-item text:start-value="1">
          <text:p text:style-name="P30"><text:span text:style-name="T137">1st:</text:span><text:tab/><text:span text:style-name="T138">One</text:span></text:p>
        </text:list-item>
        <text:list-item>
          <text:p text:style-name="P30"><text:span text:style-name="T139">2nd:</text:span><text:tab/><text:span text:style-name="T140">Two </text:span><text:span text:style-name="T141">bold</text:span></text:p>
        </text:list-item>
        <text:list-item>
          <text:p text:style-name="P30"><text:span text:style-name="T142">3rd:</text:span><text:tab/><text:span text:style-name="T143">Three</text:span></text:p>
        </text:list-item>
      </text:list>
      <text:p text:style-name="P5"/>
      <text:p text:style-name="P4"><text:span text:style-name="T144">R</text:span></text:p>
      <text:list xml:id="list3597402711" text:style-name="L25">
        <text:list-item text:start-value="1">
          <text:p text:style-name="P31"><text:span text:style-name="T145">1ST:</text:span><text:tab/><text:span text:style-name="T146">One</text:span></text:p>
        </text:list-item>
        <text:list-item>
          <text:p text:style-name="P31"><text:span text:style-name="T147">2ND:</text:span><text:tab/><text:span text:style-name="T148">Two</text:span></text:p>
        </text:list-item>
        <text:list-item>
          <text:p text:style-name="P31"><text:span text:style-name="T149">3RD:</text:span><text:tab/><text:span text:style-name="T150">Three</text:span></text:p>
        </text:list-item>
      </text:list>
      <text:p text:style-name="P5"/>
      <text:p text:style-name="P1"><text:span text:style-name="T151">Use style to set bullet type.</text:span></text:p>
      <text:p text:style-name="P6"/>
      <text:list xml:id="list3750807282" text:style-name="L26">
        <text:list-item text:start-value="1">
          <text:p text:style-name="P32"><text:span text:style-name="T152">1ST:</text:span><text:tab/><text:span text:style-name="T153">One</text:span></text:p>
        </text:list-item>
        <text:list-item>
          <text:p text:style-name="P32"><text:span text:style-name="T154">2ND:</text:span><text:tab/><text:span text:style-name="T155">Two</text:span></text:p>
        </text:list-item>
        <text:list-item>
          <text:p text:style-name="P32"><text:span text:style-name="T156">3RD:</text:span><text:tab/><text:span text:style-name="T157">Three</text:span></text:p>
        </text:list-item>
      </text:list>
      <text:p text:style-name="P2"><text:span text:style-name="T158">Starting with a given number</text:span></text:p>
      <text:list xml:id="list918680861" text:style-name="L27">
        <text:list-item text:start-value="5">
          <text:p text:style-name="P33"><text:span text:style-name="T159">Five</text:span></text:p>
        </text:list-item>
        <text:list-item>
          <text:p text:style-name="P33"><text:span text:style-name="T160">Six </text:span><text:span text:style-name="T161">bold</text:span></text:p>
        </text:list-item>
        <text:list-item>
          <text:p text:style-name="P33"><text:span text:style-name="T162">Spaced Seven</text:span></text:p>
        </text:list-item>
      </text:list>
      <text:list xml:id="list4003282927" text:style-name="L28">
        <text:list-item text:start-value="5">
          <text:p text:style-name="P34"><text:span text:style-name="T163">5TH:</text:span><text:tab/><text:span text:style-name="T164">Five</text:span></text:p>
        </text:list-item>
        <text:list-item>
          <text:p text:style-name="P34"><text:span text:style-name="T165">6TH:</text:span><text:tab/><text:span text:style-name="T166">Six </text:span><text:span text:style-name="T167">bold</text:span></text:p>
        </text:list-item>
        <text:list-item>
          <text:p text:style-name="P34"><text:span text:style-name="T168">7TH:</text:span><text:tab/><text:span text:style-name="T169">Spaced Seven</text:span></text:p>
        </text:list-item>
        <text:list-item>
          <text:p text:style-name="P34"><text:span text:style-name="T170">8TH:</text:span><text:tab/><text:span text:style-name="T171">Even more spaced </text:span></text:p>
        </text:list-item>
      </text:list>
      <text:p text:style-name="P2"><text:span text:style-name="T172">No para list items</text:span></text:p>
      <text:list xml:id="list3501045019" text:style-name="L29">
        <text:list-item text:start-value="5">
          <text:p text:style-name="P35"><text:span text:style-name="T173">Fifth item</text:span></text:p>
        </text:list-item>
        <text:list-item>
          <text:p text:style-name="P35"><text:span text:style-name="T174">Six </text:span><text:span text:style-name="T175">bold</text:span><text:span text:style-name="T176"> </text:span></text:p>
        </text:list-item>
        <text:list-item>
          <text:p text:style-name="P35"><text:span text:style-name="T177">Spaced Seven </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Liberation Sans" style:font-size-asian="12pt" style:language-asian="none" style:country-asian="none" style:font-name-complex="Liberation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Liberation Sans" style:font-size-asian="12pt" style:language-asian="none" style:country-asian="none" style:font-name-complex="Unifont"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1" style:family="text"/>
    <style:style style:name="T2" style:family="text">
      <style:text-properties style:font-name="Courier" fo:font-family="Courier"/>
    </style:style>
    <style:style style:name="T3" style:family="text"/>
    <style:style style:name="T4" style:family="text">
      <style:text-properties style:font-name="Courier" fo:font-family="Courier"/>
    </style:style>
    <style:style style:name="T5" style:family="text"/>
    <style:style style:name="T6" style:family="text">
      <style:text-properties style:font-name="Courier" fo:font-family="Courier"/>
    </style:style>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style style:name="T20" style:family="text"/>
    <style:style style:name="T21" style:family="text"/>
    <style:style style:name="T22" style:family="text"/>
    <style:style style:name="T23" style:family="text"/>
    <style:style style:name="T24" style:family="text"/>
    <style:style style:name="T25" style:family="text"/>
    <style:style style:name="T26" style:family="text"/>
    <style:style style:name="T27" style:family="text"/>
    <style:style style:name="T28" style:family="text"/>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style style:name="T38" style:family="text"/>
    <style:style style:name="T39" style:family="text"/>
    <style:style style:name="T40" style:family="text"/>
    <style:style style:name="T41" style:family="text"/>
    <style:style style:name="T42" style:family="text"/>
    <style:style style:name="T43" style:family="text"/>
    <style:style style:name="T44" style:family="text"/>
    <style:style style:name="T45" style:family="text"/>
    <style:style style:name="T46" style:family="text"/>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style style:name="T65" style:family="text"/>
    <style:style style:name="T66" style:family="text"/>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style style:name="T77" style:family="text"/>
    <style:style style:name="T78" style:family="text"/>
    <style:style style:name="T79" style:family="text"/>
    <style:style style:name="T80" style:family="text"/>
    <style:style style:name="T81" style:family="text"/>
    <style:style style:name="T82" style:family="text"/>
    <style:style style:name="T83" style:family="text"/>
    <style:style style:name="T84" style:family="text"/>
    <style:style style:name="T85" style:family="text"/>
    <style:style style:name="T86" style:family="text"/>
    <style:style style:name="T87" style:family="text"/>
    <style:style style:name="T88" style:family="text"/>
    <style:style style:name="T89" style:family="text"/>
    <style:style style:name="T90" style:family="text"/>
    <style:style style:name="T91" style:family="text"/>
    <style:style style:name="T92" style:family="text"/>
    <style:style style:name="T93" style:family="text"/>
    <style:style style:name="T94" style:family="text"/>
    <style:style style:name="T95" style:family="text"/>
    <style:style style:name="T96" style:family="text"/>
    <style:style style:name="T97" style:family="text"/>
    <style:style style:name="T98" style:family="text"/>
    <style:style style:name="T99" style:family="text"/>
    <style:style style:name="T100" style:family="text"/>
    <style:style style:name="T101" style:family="text"/>
    <style:style style:name="T102" style:family="text"/>
    <style:style style:name="T103" style:family="text"/>
    <style:style style:name="T104" style:family="text"/>
    <style:style style:name="T105" style:family="text"/>
    <style:style style:name="T106" style:family="text"/>
    <style:style style:name="T107" style:family="text"/>
    <style:style style:name="T108" style:family="text"/>
    <style:style style:name="T109" style:family="text"/>
    <style:style style:name="T110" style:family="text"/>
    <style:style style:name="T111" style:family="text"/>
    <style:style style:name="T112" style:family="text"/>
    <style:style style:name="T113" style:family="text"/>
    <style:style style:name="T114" style:family="text"/>
    <style:style style:name="T115" style:family="text"/>
    <style:style style:name="T116" style:family="text"/>
    <style:style style:name="T117" style:family="text"/>
    <style:style style:name="T118" style:family="text"/>
    <style:style style:name="T119" style:family="text"/>
    <style:style style:name="T120" style:family="text"/>
    <style:style style:name="T121" style:family="text"/>
    <style:style style:name="T122" style:family="text"/>
    <style:style style:name="T123" style:family="text"/>
    <style:style style:name="T124" style:family="text"/>
    <style:style style:name="T125" style:family="text"/>
    <style:style style:name="T126" style:family="text"/>
    <style:style style:name="T127" style:family="text"/>
    <style:style style:name="T128" style:family="text"/>
    <style:style style:name="T129" style:family="text"/>
    <style:style style:name="T130" style:family="text"/>
    <style:style style:name="T131" style:family="text"/>
    <style:style style:name="T132" style:family="text"/>
    <style:style style:name="T133" style:family="text"/>
    <style:style style:name="T134" style:family="text"/>
    <style:style style:name="T135" style:family="text"/>
    <style:style style:name="T136" style:family="text"/>
    <style:style style:name="T137" style:family="text"/>
    <style:style style:name="T138" style:family="text"/>
    <style:style style:name="T139" style:family="text"/>
    <style:style style:name="T140" style:family="text"/>
    <style:style style:name="T141" style:family="text">
      <style:text-properties fo:font-weight="bold"/>
    </style:style>
    <style:style style:name="T142" style:family="text"/>
    <style:style style:name="T143" style:family="text"/>
    <style:style style:name="T144" style:family="text"/>
    <style:style style:name="T145" style:family="text"/>
    <style:style style:name="T146" style:family="text"/>
    <style:style style:name="T147" style:family="text"/>
    <style:style style:name="T148" style:family="text"/>
    <style:style style:name="T149" style:family="text"/>
    <style:style style:name="T150" style:family="text"/>
    <style:style style:name="T151" style:family="text"/>
    <style:style style:name="T152" style:family="text"/>
    <style:style style:name="T153" style:family="text"/>
    <style:style style:name="T154" style:family="text"/>
    <style:style style:name="T155" style:family="text"/>
    <style:style style:name="T156" style:family="text"/>
    <style:style style:name="T157" style:family="text"/>
    <style:style style:name="T158" style:family="text"/>
    <style:style style:name="T159" style:family="text"/>
    <style:style style:name="T160" style:family="text"/>
    <style:style style:name="T161" style:family="text">
      <style:text-properties fo:font-weight="bold"/>
    </style:style>
    <style:style style:name="T162" style:family="text"/>
    <style:style style:name="T163" style:family="text"/>
    <style:style style:name="T164" style:family="text"/>
    <style:style style:name="T165" style:family="text"/>
    <style:style style:name="T166" style:family="text"/>
    <style:style style:name="T167" style:family="text">
      <style:text-properties fo:font-weight="bold"/>
    </style:style>
    <style:style style:name="T168" style:family="text"/>
    <style:style style:name="T169" style:family="text"/>
    <style:style style:name="T170" style:family="text"/>
    <style:style style:name="T171" style:family="text"/>
    <style:style style:name="T172" style:family="text"/>
    <style:style style:name="T173" style:family="text">
      <style:text-properties fo:font-style="italic"/>
    </style:style>
    <style:style style:name="T174" style:family="text"/>
    <style:style style:name="T175" style:family="text">
      <style:text-properties fo:font-weight="bold"/>
    </style:style>
    <style:style style:name="T176" style:family="text"/>
    <style:style style:name="T17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ain"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dc:date>2020-02-20T14:15:29.823637157</dc:date>
    <meta:editing-duration>PT41S</meta:editing-duration>
    <meta:editing-cycles>1</meta:editing-cycles>
    <meta:document-statistic meta:table-count="0" meta:image-count="0" meta:object-count="0" meta:page-count="5" meta:paragraph-count="140" meta:word-count="502" meta:character-count="2457" meta:non-whitespace-character-count="2160"/>
  </office:meta>
</office:document-meta>
</file>